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50ec86"/>
    </style:style>
    <style:style style:name="P2" style:family="paragraph" style:parent-style-name="Standard">
      <style:text-properties style:font-name="Calibri" officeooo:rsid="0019349f" officeooo:paragraph-rsid="0019349f"/>
    </style:style>
    <style:style style:name="P3" style:family="paragraph" style:parent-style-name="Standard">
      <style:text-properties style:font-name="Calibri" officeooo:rsid="00197ba6" officeooo:paragraph-rsid="003349a9"/>
    </style:style>
    <style:style style:name="P4" style:family="paragraph" style:parent-style-name="Standard">
      <style:text-properties style:font-name="Calibri" officeooo:rsid="00197ba6" officeooo:paragraph-rsid="00401af0"/>
    </style:style>
    <style:style style:name="P5" style:family="paragraph" style:parent-style-name="Standard">
      <style:text-properties style:font-name="Calibri" officeooo:rsid="00197ba6" officeooo:paragraph-rsid="003aa871"/>
    </style:style>
    <style:style style:name="P6" style:family="paragraph" style:parent-style-name="Standard">
      <style:text-properties style:font-name="Calibri" officeooo:rsid="00197ba6" officeooo:paragraph-rsid="0020dc3b"/>
    </style:style>
    <style:style style:name="P7" style:family="paragraph" style:parent-style-name="Standard">
      <style:text-properties style:font-name="Calibri" officeooo:rsid="00197ba6" officeooo:paragraph-rsid="00434478"/>
    </style:style>
    <style:style style:name="P8" style:family="paragraph" style:parent-style-name="Standard">
      <style:text-properties style:font-name="Calibri" officeooo:rsid="00337cb6" officeooo:paragraph-rsid="00337cb6"/>
    </style:style>
    <style:style style:name="P9" style:family="paragraph" style:parent-style-name="Standard">
      <style:text-properties officeooo:rsid="0051140c" officeooo:paragraph-rsid="0051140c"/>
    </style:style>
    <style:style style:name="P10" style:family="paragraph" style:parent-style-name="Standard">
      <style:text-properties officeooo:rsid="0051140c" officeooo:paragraph-rsid="00552a3f"/>
    </style:style>
    <style:style style:name="P11" style:family="paragraph" style:parent-style-name="Standard">
      <style:text-properties officeooo:paragraph-rsid="0052a28e"/>
    </style:style>
    <style:style style:name="P12" style:family="paragraph" style:parent-style-name="Standard">
      <style:text-properties officeooo:rsid="0059bebb" officeooo:paragraph-rsid="0059bebb"/>
    </style:style>
    <style:style style:name="P13" style:family="paragraph" style:parent-style-name="Standard">
      <style:text-properties officeooo:rsid="0060465f" officeooo:paragraph-rsid="0060465f"/>
    </style:style>
    <style:style style:name="T1" style:family="text">
      <style:text-properties officeooo:rsid="001c3eee"/>
    </style:style>
    <style:style style:name="T2" style:family="text">
      <style:text-properties officeooo:rsid="002f2e71"/>
    </style:style>
    <style:style style:name="T3" style:family="text">
      <style:text-properties officeooo:rsid="003349a9"/>
    </style:style>
    <style:style style:name="T4" style:family="text">
      <style:text-properties officeooo:rsid="0037d297"/>
    </style:style>
    <style:style style:name="T5" style:family="text">
      <style:text-properties officeooo:rsid="003aa871"/>
    </style:style>
    <style:style style:name="T6" style:family="text">
      <style:text-properties style:font-name="Calibri"/>
    </style:style>
    <style:style style:name="T7" style:family="text">
      <style:text-properties style:font-name="Calibri" officeooo:rsid="004e7171"/>
    </style:style>
    <style:style style:name="T8" style:family="text">
      <style:text-properties style:font-name="Calibri" officeooo:rsid="004e88f0"/>
    </style:style>
    <style:style style:name="T9" style:family="text">
      <style:text-properties style:font-name="Calibri" officeooo:rsid="0051140c"/>
    </style:style>
    <style:style style:name="T10" style:family="text">
      <style:text-properties style:font-name="Calibri" officeooo:rsid="005342ed"/>
    </style:style>
    <style:style style:name="T11" style:family="text">
      <style:text-properties style:font-name="Calibri" officeooo:rsid="00552a3f"/>
    </style:style>
    <style:style style:name="T12" style:family="text">
      <style:text-properties style:font-name="Calibri" officeooo:rsid="0055b19e"/>
    </style:style>
    <style:style style:name="T13" style:family="text">
      <style:text-properties style:font-name="Calibri" officeooo:rsid="005744b7"/>
    </style:style>
    <style:style style:name="T14" style:family="text">
      <style:text-properties style:font-name="Calibri" officeooo:rsid="005c77b6"/>
    </style:style>
    <style:style style:name="T15" style:family="text">
      <style:text-properties style:font-name="Calibri" officeooo:rsid="005e3690"/>
    </style:style>
    <style:style style:name="T16" style:family="text">
      <style:text-properties style:font-name="Calibri" officeooo:rsid="0060f462"/>
    </style:style>
    <style:style style:name="T17" style:family="text">
      <style:text-properties officeooo:rsid="005831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 </text:span>programming language allows you to make logical decisions in your code. <text:span text:style-name="T4">It gives instructions to computers. </text:span></text:p>
      <text:p text:style-name="P2"/>
      <text:p text:style-name="P3">PHP <text:span text:style-name="T3">is a programming language that </text:span>allows you to take a website <text:span text:style-name="T4">or </text:span>web page <text:span text:style-name="T1">and turn it into a web app. A web app is basically a website that does something. PHP was designed to build web apps. PHP originally stood for “personal home page” but now stands for “hypertext preprocessor”. </text:span></text:p>
      <text:p text:style-name="P4"/>
      <text:p text:style-name="P4"><text:span text:style-name="T1">An example of PHP based web app: Facebook. Facebook allows you to post photos, post updates, see other ppls updates, etc. </text:span></text:p>
      <text:p text:style-name="P5"/>
      <text:p text:style-name="P5"><text:span text:style-name="T5">One of the thing PHP can also do is to check if a form with an email address was written correctly and make a decision based on that. If the email address is correct, PHP can put it in a database. If the email address is wrong, a message can appear on the website telling the user to correct the email address.</text:span></text:p>
      <text:p text:style-name="P6"/>
      <text:p text:style-name="P3"><text:span text:style-name="T1">A PHP file is an HTML file with PHP code inside. Has an open and closing PHP tag:</text:span></text:p>
      <text:p text:style-name="P3"/>
      <text:p text:style-name="P8">&lt;body&gt;</text:p>
      <text:p text:style-name="P8"><text:tab/>&lt;?php </text:p>
      <text:p text:style-name="P8"><text:tab/><text:tab/><text:span text:style-name="T17">echo “this is PHP code”;</text:span></text:p>
      <text:p text:style-name="P8"><text:tab/>php&gt;</text:p>
      <text:p text:style-name="P8">&lt;/body&gt;</text:p>
      <text:p text:style-name="P8"/>
      <text:p text:style-name="P7"><text:span text:style-name="T1">PHP is a server side programming language. It processes PHP code in the server. In order to make PHP work we need a server. MAMP is an app that makes a computer act as a server. The computer becomes a local server. </text:span></text:p>
      <text:p text:style-name="P7"/>
      <text:p text:style-name="P1"><text:span text:style-name="T7">Got to </text:span><text:a xlink:type="simple" xlink:href="https://www.mamp.info/en/" text:style-name="Internet_20_link" text:visited-style-name="Visited_20_Internet_20_Link"><text:span text:style-name="T6">https://www.mamp.info/en/</text:span></text:a><text:span text:style-name="T6"> <text:s/></text:span><text:span text:style-name="T8">download it. It comes with Apache, MySQL and PHP. Install the app in a place that’s easy to find. </text:span></text:p>
      <text:p text:style-name="P1"><text:span text:style-name="T9"/></text:p>
      <text:p text:style-name="P11"><text:span text:style-name="T9">To find out where the PHP files </text:span><text:span text:style-name="T11">should go</text:span><text:span text:style-name="T9">:</text:span></text:p>
      <text:p text:style-name="P11"><text:span text:style-name="T9"/></text:p>
      <text:p text:style-name="P10"><text:span text:style-name="T6">On the MAMP app </text:span><text:span text:style-name="T11">c</text:span><text:span text:style-name="T6">lick on “MAMP”, a pull down menu appears, then click on “Preferences...”, a new window pops up and finally click on “Web Server”. Under “document root” you should see were the PHP files </text:span><text:span text:style-name="T12">should go</text:span><text:span text:style-name="T6">. If you chose your C drive to install your files then C:\MAMP\htdocs is where you </text:span><text:span text:style-name="T12">should place</text:span><text:span text:style-name="T6"> those files. </text:span><text:span text:style-name="T13">T</text:span><text:span text:style-name="T10">he “open” </text:span><text:span text:style-name="T13">will take you to that directory.</text:span></text:p>
      <text:p text:style-name="P10"><text:span text:style-name="T13"/></text:p>
      <text:p text:style-name="P12"><text:span text:style-name="T13">Y</text:span><text:span text:style-name="T6">ou can open a PHP file directly on a browser but the browser can’t process PHP code so the PHP code from the web page won’t show on the browser. </text:span><text:span text:style-name="T14">We need a PHP server with PHP to process PHP </text:span><text:span text:style-name="T15">files.</text:span></text:p>
      <text:p text:style-name="P12"><text:span text:style-name="T15"/></text:p>
      <text:p text:style-name="P13"><text:span text:style-name="T15">T</text:span><text:span text:style-name="T6">here some ways to open a PHP file from a local server. Open a web browser, type on the address bar: “localhost/filename.php”. The “filename” is the actual file name of the PHP file you want to open. </text:span><text:span text:style-name="T16">Alternatively you can also type on the address bar: “127.0.0.1”. That will take you to directory where all your PHP files reside. You can double click on any PHP files to open them on the web browser. </text:span></text:p>
      <text:p text:style-name="P9"><text:span text:style-name="T6"/></text:p>
      <text:p text:style-name="P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12:50.797000000</meta:creation-date>
    <meta:generator>LibreOffice/5.3.0.3$Windows_x86 LibreOffice_project/7074905676c47b82bbcfbea1aeefc84afe1c50e1</meta:generator>
    <dc:date>2019-07-25T15:07:34.687000000</dc:date>
    <meta:editing-duration>P1DT4H36M25S</meta:editing-duration>
    <meta:editing-cycles>58</meta:editing-cycles>
    <meta:document-statistic meta:table-count="0" meta:image-count="0" meta:object-count="0" meta:page-count="1" meta:paragraph-count="16" meta:word-count="433" meta:character-count="2310" meta:non-whitespace-character-count="1881"/>
  </office:meta>
</office:document-meta>
</file>